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>
      <style:text-properties fo:language="en" fo:country="GB"/>
    </style:style>
    <style:style style:name="P41" style:parent-style-name="ListParagraph" style:family="paragraph"/>
    <style:style style:name="T42" style:parent-style-name="DefaultParagraphFont" style:family="text">
      <style:text-properties fo:language="en" fo:country="GB"/>
    </style:style>
  </office:automatic-styles>
  <office:body>
    <office:text text:use-soft-page-breaks="true">
      <text:h text:style-name="P1" text:outline-level="1">Proces Dokumentation, 4. Semesters projekt (4. kvartal 2013)</text:h>
      <text:p text:style-name="Normal"/>
      <text:list text:style-name="LFO1" text:continue-numbering="true">
        <text:list-item>
          <text:p text:style-name="P2">Fælles -<text:s/>[O]<text:s/>Forside</text:p>
        </text:list-item>
        <text:list-item>
          <text:p text:style-name="P3">Fælles -<text:s/>[O]<text:s/>Synopsis</text:p>
        </text:list-item>
        <text:list-item>
          <text:p text:style-name="P4">Fælles -<text:s/>[O]<text:s/>Indholdsfortegnelse</text:p>
        </text:list-item>
        <text:list-item>
          <text:p text:style-name="P5">Fælles -<text:s/>[O]<text:s/>Indledning</text:p>
          <text:list text:continue-numbering="true">
            <text:list-item>
              <text:p text:style-name="P6">[O]<text:s/>Læringsmål</text:p>
            </text:list-item>
            <text:list-item>
              <text:p text:style-name="P7">[O]<text:s/>Emner</text:p>
            </text:list-item>
            <text:list-item>
              <text:p text:style-name="P8">[O]<text:s/>Konklusion</text:p>
            </text:list-item>
          </text:list>
        </text:list-item>
        <text:list-item>
          <text:p text:style-name="P9">Mads -<text:s/>[O]<text:s/>Agile Udviklingsmetoder</text:p>
          <text:list text:continue-numbering="true">
            <text:list-item>
              <text:p text:style-name="P10">[O]<text:s/>Ekstreme<text:s/>Programming<text:s/>(XP)</text:p>
            </text:list-item>
            <text:list-item>
              <text:p text:style-name="P11">[O]<text:s/>Kanban</text:p>
            </text:list-item>
            <text:list-item>
              <text:p text:style-name="P12">[O]<text:s/>Scrum</text:p>
            </text:list-item>
          </text:list>
        </text:list-item>
        <text:list-item>
          <text:p text:style-name="P13">Chris &amp; Morten -<text:s/>[O] Sammenligning af virksomhederes agile tilgang (Nykredit vs Combine)</text:p>
        </text:list-item>
        <text:list-item>
          <text:p text:style-name="P14">Chris - [O] Risici styring</text:p>
        </text:list-item>
        <text:list-item>
          <text:p text:style-name="P15">Chris - [O] Kvalitetskrav</text:p>
        </text:list-item>
        <text:list-item>
          <text:p text:style-name="P16">Morten - [O] Brug af udviklingsmetode</text:p>
          <text:list text:continue-numbering="true">
            <text:list-item>
              <text:p text:style-name="P17">[O] Brug af pair-programming</text:p>
            </text:list-item>
            <text:list-item>
              <text:p text:style-name="P18">[O] Refactoring</text:p>
            </text:list-item>
            <text:list-item>
              <text:p text:style-name="P19">[O] Code ownership</text:p>
            </text:list-item>
            <text:list-item>
              <text:p text:style-name="P20">[O] Test-first</text:p>
            </text:list-item>
            <text:list-item>
              <text:p text:style-name="P21">[O] Simpel design</text:p>
            </text:list-item>
          </text:list>
        </text:list-item>
        <text:list-item>
          <text:p text:style-name="P22">Chris -<text:s/>[O]<text:s/>Første<text:s/>Sprint (uge 49)</text:p>
          <text:list text:continue-numbering="true">
            <text:list-item>
              <text:p text:style-name="P23">[O]<text:s/>Stories</text:p>
            </text:list-item>
            <text:list-item>
              <text:p text:style-name="P24">[O] Estimering</text:p>
            </text:list-item>
            <text:list-item>
              <text:p text:style-name="P25">[O] Morgenmøder</text:p>
            </text:list-item>
            <text:list-item>
              <text:p text:style-name="P26">[O] Vidensdeling</text:p>
            </text:list-item>
            <text:list-item>
              <text:p text:style-name="P27">[O] Retrospektiv</text:p>
            </text:list-item>
          </text:list>
        </text:list-item>
        <text:list-item>
          <text:p text:style-name="P28">Mads -<text:s/>[O]<text:s/>Anden Sprint (uge 50)</text:p>
          <text:list text:continue-numbering="true">
            <text:list-item>
              <text:p text:style-name="P29">[O] Stories</text:p>
            </text:list-item>
            <text:list-item>
              <text:p text:style-name="P30">[O] Estimering</text:p>
            </text:list-item>
            <text:list-item>
              <text:p text:style-name="P31">[O] Morgenmøder</text:p>
            </text:list-item>
            <text:list-item>
              <text:p text:style-name="P32">[O] Vidensdeling</text:p>
            </text:list-item>
            <text:list-item>
              <text:p text:style-name="P33">[O] Retrospektiv</text:p>
            </text:list-item>
          </text:list>
        </text:list-item>
        <text:list-item>
          <text:p text:style-name="P34">Morten -<text:s/>[O]<text:s/>Tredje<text:s/>Sprint<text:s/>(uge<text:s/>51)</text:p>
          <text:list text:continue-numbering="true">
            <text:list-item>
              <text:p text:style-name="P35">[O] Stories</text:p>
            </text:list-item>
            <text:list-item>
              <text:p text:style-name="P36">[O] Estimering</text:p>
            </text:list-item>
            <text:list-item>
              <text:p text:style-name="P37">[O] Morgenmøder</text:p>
            </text:list-item>
            <text:list-item>
              <text:p text:style-name="P38">[O] Vidensdeling</text:p>
            </text:list-item>
            <text:list-item>
              <text:p text:style-name="P39">[O] Retrospektiv</text:p>
            </text:list-item>
          </text:list>
        </text:list-item>
        <text:list-item>
          <text:p text:style-name="P40">Fælles -<text:s/>[O] Release plan</text:p>
        </text:list-item>
        <text:list-item>
          <text:p text:style-name="P41">Fælles -<text:s/><text:span text:style-name="T42">[O] Bila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ds Nielsen</meta:initial-creator>
    <dc:creator>Mads Nielsen</dc:creator>
    <meta:creation-date>2014-01-02T12:03:00Z</meta:creation-date>
    <dc:date>2014-01-02T12:03:00Z</dc:date>
    <meta:template xlink:href="Normal" xlink:type="simple"/>
    <meta:editing-cycles>2</meta:editing-cycles>
    <meta:editing-duration>PT0S</meta:editing-duration>
    <meta:document-statistic meta:page-count="1" meta:paragraph-count="1" meta:word-count="133" meta:character-count="944" meta:row-count="6" meta:non-whitespace-character-count="812"/>
  </office:meta>
</office:document-meta>
</file>